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ufwandsabschätzung" style:family="table">
      <style:table-properties style:width="16.85cm" table:align="left"/>
    </style:style>
    <style:style style:name="Aufwandsabschätzung.A" style:family="table-column">
      <style:table-column-properties style:column-width="5.666cm"/>
    </style:style>
    <style:style style:name="Aufwandsabschätzung.B" style:family="table-column">
      <style:table-column-properties style:column-width="11.185cm"/>
    </style:style>
    <style:style style:name="Aufwandsabschätzung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Aufwandsabschätzung.B1" style:family="table-cell">
      <style:table-cell-properties fo:background-color="#b2b2b2" fo:padding="0.097cm" fo:border="0.002cm solid #000000">
        <style:background-image/>
      </style:table-cell-properties>
    </style:style>
    <style:style style:name="Aufwandsabschätzung.A2" style:family="table-cell">
      <style:table-cell-properties fo:padding="0.097cm" fo:border-left="0.002cm solid #000000" fo:border-right="none" fo:border-top="none" fo:border-bottom="0.002cm solid #000000"/>
    </style:style>
    <style:style style:name="Aufwandsabschätzung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ufwandsabschätzung.A6" style:family="table-cell">
      <style:table-cell-properties fo:background-color="#b2b2b2" fo:padding="0.097cm" fo:border-left="0.002cm solid #000000" fo:border-right="none" fo:border-top="none" fo:border-bottom="0.002cm solid #000000">
        <style:background-image/>
      </style:table-cell-properties>
    </style:style>
    <style:style style:name="Aufwandsabschätzung.B6" style:family="table-cell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Aufwandsabschätzung.B7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Aufwandsabschätzung.B16" style:family="table-cell" style:data-style-name="N106">
      <style:table-cell-properties fo:background-color="#b2b2b2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background-color="#b2b2b2">
        <style:background-image/>
      </style:paragraph-properties>
      <style:text-properties fo:background-color="#cccccc"/>
    </style:style>
    <style:style style:name="P2" style:family="paragraph" style:parent-style-name="Table_20_Contents">
      <style:text-properties fo:background-color="#cccccc"/>
    </style: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fwandsabschätzung<text:line-break/><text:line-break/></text:p>
      <table:table table:name="Aufwandsabschätzung" table:style-name="Aufwandsabschätzung">
        <table:table-column table:style-name="Aufwandsabschätzung.A"/>
        <table:table-column table:style-name="Aufwandsabschätzung.B"/>
        <table:table-row>
          <table:table-cell table:style-name="Aufwandsabschätzung.A1" office:value-type="string">
            <text:p text:style-name="P1">Verwendete Werkzeuge </text:p>
          </table:table-cell>
          <table:table-cell table:style-name="Aufwandsabschätzung.B1" office:value-type="string">
            <text:p text:style-name="P2"/>
          </table:table-cell>
        </table:table-row>
        <table:table-row>
          <table:table-cell table:style-name="Aufwandsabschätzung.A2" office:value-type="string">
            <text:p text:style-name="Standard">Adobe Photoshop CC 2014</text:p>
          </table:table-cell>
          <table:table-cell table:style-name="Aufwandsabschätzung.B2" office:value-type="string">
            <text:p text:style-name="Table_20_Contents">Monatlich 35,69€ - 3 Monate 107,07€</text:p>
          </table:table-cell>
        </table:table-row>
        <table:table-row>
          <table:table-cell table:style-name="Aufwandsabschätzung.A2" office:value-type="string">
            <text:p text:style-name="Standard">Adobe Illustrator CC 2014</text:p>
          </table:table-cell>
          <table:table-cell table:style-name="Aufwandsabschätzung.B2" office:value-type="string">
            <text:p text:style-name="Table_20_Contents">Monatlich 35,69€ - 3 Monate 107,07€</text:p>
          </table:table-cell>
        </table:table-row>
        <table:table-row>
          <table:table-cell table:style-name="Aufwandsabschätzung.A2" office:value-type="string">
            <text:p text:style-name="Standard">Adobe Flash CC 2014</text:p>
          </table:table-cell>
          <table:table-cell table:style-name="Aufwandsabschätzung.B2" office:value-type="string">
            <text:p text:style-name="Table_20_Contents">Monatlich 35,69€ - 3 Monate 107,07€</text:p>
          </table:table-cell>
        </table:table-row>
        <table:table-row>
          <table:table-cell table:style-name="Aufwandsabschätzung.A2" office:value-type="string">
            <text:p text:style-name="Table_20_Contents">Gesamt 321,21€</text:p>
          </table:table-cell>
          <table:table-cell table:style-name="Aufwandsabschätzung.B2" office:value-type="string">
            <text:p text:style-name="Table_20_Contents"/>
          </table:table-cell>
        </table:table-row>
        <table:table-row>
          <table:table-cell table:style-name="Aufwandsabschätzung.A6" office:value-type="string">
            <text:p text:style-name="Table_20_Contents">Projektkonzeption</text:p>
          </table:table-cell>
          <table:table-cell table:style-name="Aufwandsabschätzung.B6" office:value-type="string">
            <text:p text:style-name="Table_20_Contents"/>
          </table:table-cell>
        </table:table-row>
        <table:table-row>
          <table:table-cell table:style-name="Aufwandsabschätzung.A2" office:value-type="string">
            <text:p text:style-name="Table_20_Contents">Themenentwurf</text:p>
          </table:table-cell>
          <table:table-cell table:style-name="Aufwandsabschätzung.B7" office:value-type="currency" office:currency="EUR" office:value="700">
            <text:p text:style-name="Table_20_Contents">700,00 €</text:p>
          </table:table-cell>
        </table:table-row>
        <table:table-row>
          <table:table-cell table:style-name="Aufwandsabschätzung.A2" office:value-type="string">
            <text:p text:style-name="Table_20_Contents">Grafikentwurf</text:p>
          </table:table-cell>
          <table:table-cell table:style-name="Aufwandsabschätzung.B7" office:value-type="currency" office:currency="EUR" office:value="2500">
            <text:p text:style-name="Table_20_Contents">2.500,00 €</text:p>
          </table:table-cell>
        </table:table-row>
        <table:table-row>
          <table:table-cell table:style-name="Aufwandsabschätzung.A2" office:value-type="string">
            <text:p text:style-name="Table_20_Contents">Spielentwurf</text:p>
          </table:table-cell>
          <table:table-cell table:style-name="Aufwandsabschätzung.B7" office:value-type="currency" office:currency="EUR" office:value="3000">
            <text:p text:style-name="Table_20_Contents">3.000,00 €</text:p>
          </table:table-cell>
        </table:table-row>
        <table:table-row>
          <table:table-cell table:style-name="Aufwandsabschätzung.A2" office:value-type="string">
            <text:p text:style-name="Table_20_Contents">Gesamt 6.200,00€</text:p>
          </table:table-cell>
          <table:table-cell table:style-name="Aufwandsabschätzung.B2" office:value-type="string">
            <text:p text:style-name="Table_20_Contents"/>
          </table:table-cell>
        </table:table-row>
        <table:table-row>
          <table:table-cell table:style-name="Aufwandsabschätzung.A6" office:value-type="string">
            <text:p text:style-name="Table_20_Contents">Projektumsetzung</text:p>
          </table:table-cell>
          <table:table-cell table:style-name="Aufwandsabschätzung.B6" office:value-type="string">
            <text:p text:style-name="Table_20_Contents"/>
          </table:table-cell>
        </table:table-row>
        <table:table-row>
          <table:table-cell table:style-name="Aufwandsabschätzung.A2" office:value-type="string">
            <text:p text:style-name="Table_20_Contents">Bearbeitung der Grafiken</text:p>
          </table:table-cell>
          <table:table-cell table:style-name="Aufwandsabschätzung.B7" office:value-type="currency" office:currency="EUR" office:value="1500">
            <text:p text:style-name="Table_20_Contents">1.500,00 €</text:p>
          </table:table-cell>
        </table:table-row>
        <table:table-row>
          <table:table-cell table:style-name="Aufwandsabschätzung.A2" office:value-type="string">
            <text:p text:style-name="Table_20_Contents">Lerntexte</text:p>
          </table:table-cell>
          <table:table-cell table:style-name="Aufwandsabschätzung.B7" office:value-type="currency" office:currency="EUR" office:value="2000">
            <text:p text:style-name="Table_20_Contents">2.000,00 €</text:p>
          </table:table-cell>
        </table:table-row>
        <table:table-row>
          <table:table-cell table:style-name="Aufwandsabschätzung.A2" office:value-type="string">
            <text:p text:style-name="Table_20_Contents">Funktionalitäten</text:p>
          </table:table-cell>
          <table:table-cell table:style-name="Aufwandsabschätzung.B7" office:value-type="currency" office:currency="EUR" office:value="7000">
            <text:p text:style-name="Table_20_Contents">7.000,00 €</text:p>
          </table:table-cell>
        </table:table-row>
        <table:table-row>
          <table:table-cell table:style-name="Aufwandsabschätzung.A2" office:value-type="string">
            <text:p text:style-name="Table_20_Contents">Gesamt 10.500,00€</text:p>
          </table:table-cell>
          <table:table-cell table:style-name="Aufwandsabschätzung.B7">
            <text:p text:style-name="Table_20_Contents"/>
          </table:table-cell>
        </table:table-row>
        <table:table-row>
          <table:table-cell table:style-name="Aufwandsabschätzung.A6" office:value-type="string">
            <text:p text:style-name="Table_20_Contents">Projektabschluss</text:p>
          </table:table-cell>
          <table:table-cell table:style-name="Aufwandsabschätzung.B16">
            <text:p text:style-name="Table_20_Contents"/>
          </table:table-cell>
        </table:table-row>
        <table:table-row>
          <table:table-cell table:style-name="Aufwandsabschätzung.A2" office:value-type="string">
            <text:p text:style-name="Table_20_Contents">Optimierung</text:p>
          </table:table-cell>
          <table:table-cell table:style-name="Aufwandsabschätzung.B7" office:value-type="currency" office:currency="EUR" office:value="500">
            <text:p text:style-name="Table_20_Contents">500,00 €</text:p>
          </table:table-cell>
        </table:table-row>
        <table:table-row>
          <table:table-cell table:style-name="Aufwandsabschätzung.A2" office:value-type="string">
            <text:p text:style-name="Table_20_Contents">Dokumentation</text:p>
          </table:table-cell>
          <table:table-cell table:style-name="Aufwandsabschätzung.B7" office:value-type="currency" office:currency="EUR" office:value="200">
            <text:p text:style-name="Table_20_Contents">200,00 €</text:p>
          </table:table-cell>
        </table:table-row>
        <table:table-row>
          <table:table-cell table:style-name="Aufwandsabschätzung.A2" office:value-type="string">
            <text:p text:style-name="Table_20_Contents">Gesamt 700,00€</text:p>
          </table:table-cell>
          <table:table-cell table:style-name="Aufwandsabschätzung.B2" office:value-type="string">
            <text:p text:style-name="Table_20_Contents"/>
          </table:table-cell>
        </table:table-row>
        <table:table-row>
          <table:table-cell table:style-name="Aufwandsabschätzung.A2" office:value-type="string">
            <text:p text:style-name="Table_20_Contents">Gesamtsumme 17.721,21€</text:p>
          </table:table-cell>
          <table:table-cell table:style-name="Aufwandsabschätzung.B2" office:value-type="string">
            <text:p text:style-name="Table_20_Contents"/>
          </table:table-cell>
        </table:table-row>
        <table:table-row>
          <table:table-cell table:style-name="Aufwandsabschätzung.A2" office:value-type="string">
            <text:p text:style-name="Table_20_Contents">Gesamtarbeitszeit ca. 400 Stunden</text:p>
          </table:table-cell>
          <table:table-cell table:style-name="Aufwandsabschätzung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yda Hayat</meta:initial-creator>
    <meta:creation-date>2015-07-16T17:13:56</meta:creation-date>
    <meta:document-statistic meta:table-count="1" meta:image-count="0" meta:object-count="0" meta:page-count="1" meta:paragraph-count="33" meta:word-count="76" meta:character-count="564"/>
    <dc:date>2015-07-16T18:04:37</dc:date>
    <dc:creator>Sheyda Hayat</dc:creator>
    <meta:editing-duration>PT35M23S</meta:editing-duration>
    <meta:editing-cycles>1</meta:editing-cycles>
    <meta:generator>OpenOffice/4.0.0$Unix OpenOffice.org_project/400m3$Build-9702</meta:generator>
  </office:meta>
</office:document-meta>
</file>